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Times New Roman_1" svg:font-family="Times New Roman"/>
  </office:font-face-decls>
  <office:automatic-styles>
    <style:style style:family="paragraph" style:name="ac5ec48">
      <style:paragraph-properties style:line-break="strict" style:punctuation-wrap="hanging" style:text-autospace="ideograph-alpha" style:writing-mode="page"/>
      <style:text-properties fo:color="#ba3925" fo:font-size="18.0pt" style:font-name="Times New Roman_1" style:font-name-asian="Lucida Sans Unicode" style:font-name-complex="Tahoma" style:font-size-asian="12pt" style:font-size-complex="12pt"/>
    </style:style>
    <style:style style:family="paragraph" style:name="a8ae735">
      <style:paragraph-properties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style:style style:family="paragraph" style:name="ac77b4f">
      <style:paragraph-properties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style:style style:family="paragraph" style:name="a85e88a">
      <style:paragraph-properties style:line-break="strict" style:punctuation-wrap="hanging" style:text-autospace="ideograph-alpha" style:writing-mode="page"/>
      <style:text-properties fo:color="#ba3925" fo:font-size="17.0pt" style:font-name="Times New Roman_1" style:font-name-asian="Lucida Sans Unicode" style:font-name-complex="Tahoma" style:font-size-asian="12pt" style:font-size-complex="12pt"/>
    </style:style>
    <style:style style:family="paragraph" style:name="a9a7fd2">
      <style:paragraph-properties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style:style style:family="paragraph" style:name="ada39ae">
      <style:paragraph-properties style:line-break="strict" style:punctuation-wrap="hanging" style:text-autospace="ideograph-alpha" style:writing-mode="page"/>
      <style:text-properties fo:color="#ba3925" fo:font-size="16.0pt" style:font-name="Times New Roman_1" style:font-name-asian="Lucida Sans Unicode" style:font-name-complex="Tahoma" style:font-size-asian="12pt" style:font-size-complex="12pt"/>
    </style:style>
    <style:style style:family="paragraph" style:name="ab9ed77">
      <style:paragraph-properties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text:list-style style:name="l2df56f">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2df56f" style:name="a8ae836" style:parent-style-name="Default_20_Text"/>
    <style:style style:display-name="Default_20_Text" style:family="paragraph" style:name="Default_20_Text"/>
    <text:list-style style:name="l767013">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767013" style:name="a909342" style:parent-style-name="Default_20_Text"/>
    <style:style style:display-name="Default_20_Text" style:family="paragraph" style:name="Default_20_Text"/>
    <text:list-style style:name="l6aa251">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6aa251" style:name="a759c70" style:parent-style-name="Default_20_Text"/>
    <style:style style:display-name="Default_20_Text" style:family="paragraph" style:name="Default_20_Text"/>
    <text:list-style style:name="l0c83dd">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0c83dd" style:name="ad6271c" style:parent-style-name="Default_20_Text"/>
    <style:style style:display-name="Default_20_Text" style:family="paragraph" style:name="Default_20_Text"/>
    <text:list-style style:name="l7c52a1">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7c52a1" style:name="a946475" style:parent-style-name="Default_20_Text"/>
    <style:style style:display-name="Default_20_Text" style:family="paragraph" style:name="Default_20_Text"/>
    <text:list-style style:name="l80ea3c">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80ea3c" style:name="a422ef6" style:parent-style-name="Default_20_Text"/>
    <style:style style:display-name="Default_20_Text" style:family="paragraph" style:name="Default_20_Text"/>
    <text:list-style style:name="l95bbec">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95bbec" style:name="ab86340" style:parent-style-name="Default_20_Text"/>
    <style:style style:display-name="Default_20_Text" style:family="paragraph" style:name="Default_20_Text"/>
    <text:list-style style:name="le2d7bc">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e2d7bc" style:name="ab5e784" style:parent-style-name="Default_20_Text"/>
    <style:style style:display-name="Default_20_Text" style:family="paragraph" style:name="Default_20_Text"/>
    <style:style style:family="paragraph" style:name="a50531a">
      <style:paragraph-properties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style:style style:family="table" style:name="a82e0a4">
      <style:table-properties style:width="6.693in" table:align="margins"/>
    </style:style>
    <style:style style:family="table-column" style:name="ae5779b">
      <style:table-column-properties style:column-width="6.6930in" style:rel-column-width="65535*"/>
    </style:style>
    <style:style style:family="table-cell" style:name="a0334eb">
      <style:table-cell-properties fo:border-bottom="0.0007in solid #000000" fo:border-left="0.0007in solid #000000" fo:border-right="none" fo:border-top="0.0007in solid #000000" fo:padding="0.0382in"/>
    </style:style>
    <style:style style:family="table-cell" style:name="a593abb">
      <style:table-cell-properties fo:border-bottom="0.0007in solid #000000" fo:border-left="0.0007in solid #000000" fo:border-right="none" fo:border-top="none" fo:padding="0.0382in"/>
    </style:style>
    <style:style style:family="table-cell" style:name="ab633bf">
      <style:table-cell-properties fo:border="1.0pt solid #e0e0dc" fo:padding="0.0382in"/>
    </style:style>
    <style:style style:family="table-cell" style:name="a13206f">
      <style:table-cell-properties fo:border="0.0007in solid #000000" fo:border-bottom="0.0007in solid #000000" fo:border-top="none" fo:padding="0.0382in"/>
    </style:style>
    <style:style style:family="paragraph" style:name="a0ffe26">
      <style:paragraph-properties fo:text-align="center" style:line-break="strict" style:punctuation-wrap="hanging" style:text-autospace="ideograph-alpha" style:writing-mode="page"/>
      <style:text-properties fo:color="#7a2518" fo:font-size="14.0pt" style:font-name="Times New Roman_1" style:font-name-asian="Lucida Sans Unicode" style:font-name-complex="Tahoma" style:font-size-asian="12pt" style:font-size-complex="12pt"/>
    </style:style>
    <style:style style:family="paragraph" style:name="a7825bc">
      <style:paragraph-properties fo:margin-left="0.0394in" fo:margin-right="0.0394in"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text:list-style style:name="l8a7e33">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8a7e33" style:name="ab54096" style:parent-style-name="Default_20_Text"/>
    <style:style style:display-name="Default_20_Text" style:family="paragraph" style:name="Default_20_Text"/>
    <text:list-style style:name="le8bdc2">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e8bdc2" style:name="a4d8fff" style:parent-style-name="Default_20_Text"/>
    <style:style style:display-name="Default_20_Text" style:family="paragraph" style:name="Default_20_Text"/>
    <text:list-style style:name="l36931e">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36931e" style:name="ad1ecd6" style:parent-style-name="Default_20_Text"/>
    <style:style style:display-name="Default_20_Text" style:family="paragraph" style:name="Default_20_Text"/>
    <text:list-style style:name="l348919">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348919" style:name="a9287c4" style:parent-style-name="Default_20_Text"/>
    <style:style style:display-name="Default_20_Text" style:family="paragraph" style:name="Default_20_Text"/>
    <text:list-style style:name="l5197e4">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5197e4" style:name="a55f697" style:parent-style-name="Default_20_Text"/>
    <style:style style:display-name="Default_20_Text" style:family="paragraph" style:name="Default_20_Text"/>
    <text:list-style style:name="l0dffd2">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0dffd2" style:name="ab70cd4" style:parent-style-name="Default_20_Text"/>
    <style:style style:display-name="Default_20_Text" style:family="paragraph" style:name="Default_20_Text"/>
    <style:style style:family="paragraph" style:name="a7b138d">
      <style:paragraph-properties fo:margin-left="0.0394in" fo:margin-right="0.0394in"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text:list-style style:name="l263b23">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263b23" style:name="a7241b4" style:parent-style-name="Default_20_Text"/>
    <style:style style:display-name="Default_20_Text" style:family="paragraph" style:name="Default_20_Text"/>
    <text:list-style style:name="l293630">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293630" style:name="abfd003" style:parent-style-name="Default_20_Text"/>
    <style:style style:display-name="Default_20_Text" style:family="paragraph" style:name="Default_20_Text"/>
    <style:style style:family="table" style:name="a79d9bf">
      <style:table-properties style:width="6.693in" table:align="margins"/>
    </style:style>
    <style:style style:family="table-column" style:name="aa4bf9e">
      <style:table-column-properties style:column-width="6.6930in" style:rel-column-width="65535*"/>
    </style:style>
    <style:style style:family="table-cell" style:name="a4bad47">
      <style:table-cell-properties fo:border-bottom="0.0007in solid #000000" fo:border-left="0.0007in solid #000000" fo:border-right="none" fo:border-top="0.0007in solid #000000" fo:padding="0.0382in"/>
    </style:style>
    <style:style style:family="table-cell" style:name="a7aae33">
      <style:table-cell-properties fo:border-bottom="0.0007in solid #000000" fo:border-left="0.0007in solid #000000" fo:border-right="none" fo:border-top="none" fo:padding="0.0382in"/>
    </style:style>
    <style:style style:family="table-cell" style:name="aa7b63e">
      <style:table-cell-properties fo:border="1.0pt solid #e0e0dc" fo:padding="0.0382in"/>
    </style:style>
    <style:style style:family="table-cell" style:name="a897947">
      <style:table-cell-properties fo:border="0.0007in solid #000000" fo:border-bottom="0.0007in solid #000000" fo:border-top="none" fo:padding="0.0382in"/>
    </style:style>
    <style:style style:family="paragraph" style:name="a15e293">
      <style:paragraph-properties fo:margin-left="0.0394in" fo:margin-right="0.0394in" fo:text-align="center" style:line-break="strict" style:punctuation-wrap="hanging" style:text-autospace="ideograph-alpha" style:writing-mode="page"/>
      <style:text-properties fo:color="#7a2518" fo:font-size="14.0pt" style:font-name="Times New Roman_1" style:font-name-asian="Lucida Sans Unicode" style:font-name-complex="Tahoma" style:font-size-asian="12pt" style:font-size-complex="12pt"/>
    </style:style>
    <text:list-style style:name="l46b4e8">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46b4e8" style:name="ae6ff56" style:parent-style-name="Default_20_Text"/>
    <style:style style:display-name="Default_20_Text" style:family="paragraph" style:name="Default_20_Text"/>
    <text:list-style style:name="l57dee5">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57dee5" style:name="ae91492" style:parent-style-name="Default_20_Text"/>
    <style:style style:display-name="Default_20_Text" style:family="paragraph" style:name="Default_20_Text"/>
    <text:list-style style:name="ld2720a">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d2720a" style:name="a7b308d" style:parent-style-name="Default_20_Text"/>
    <style:style style:display-name="Default_20_Text" style:family="paragraph" style:name="Default_20_Text"/>
    <text:list-style style:name="l6b7807">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6b7807" style:name="a0719be" style:parent-style-name="Default_20_Text"/>
    <style:style style:display-name="Default_20_Text" style:family="paragraph" style:name="Default_20_Text"/>
    <text:list-style style:name="l24e7d4">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24e7d4" style:name="a9838d4" style:parent-style-name="Default_20_Text"/>
    <style:style style:display-name="Default_20_Text" style:family="paragraph" style:name="Default_20_Text"/>
    <text:list-style style:name="lc5bc42">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c5bc42" style:name="a481d76" style:parent-style-name="Default_20_Text"/>
    <style:style style:display-name="Default_20_Text" style:family="paragraph" style:name="Default_20_Text"/>
    <text:list-style style:name="l7b3f3a">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7b3f3a" style:name="a659584" style:parent-style-name="Default_20_Text"/>
    <style:style style:display-name="Default_20_Text" style:family="paragraph" style:name="Default_20_Text"/>
    <text:list-style style:name="lca555a">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ca555a" style:name="a8fc2b1" style:parent-style-name="Default_20_Text"/>
    <style:style style:display-name="Default_20_Text" style:family="paragraph" style:name="Default_20_Text"/>
    <style:style style:family="paragraph" style:name="a8937be">
      <style:paragraph-properties fo:margin-left="0.0394in" fo:margin-right="0.0394in" fo:text-align="justify"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style>
    <text:list-style style:name="l7a5baa">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7a5baa" style:name="afcbf80" style:parent-style-name="Default_20_Text"/>
    <style:style style:display-name="Default_20_Text" style:family="paragraph" style:name="Default_20_Text"/>
    <text:list-style style:name="l0c4f66">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0c4f66" style:name="a97a4b1"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h text:outline-level="1" text:style-name="ac5ec48">Restcomm – How to use Olympus with Restcomm</text:h>
      <text:p/>
      <text:p text:style-name="a8ae735">Olympus WebRTC client enables fast and convenient set up of Restcomm platform over web interface. With Olympus' WebRTC client, Restcomm has evolved from its previous client, described here telestax.com/livechat-and-video-call-with-restcomm/.</text:p>
      <text:p/>
      <text:p text:style-name="ac77b4f">This tutorial will show you how to use the new Olympus WebRTC client to take advantage of Restcomm’s telephony features.</text:p>
      <text:p/>
      <text:h text:outline-level="2" text:style-name="a85e88a">Pre-requisites</text:h>
      <text:p/>
      <text:p text:style-name="a9a7fd2">A Restcomm installation. Please check http://docs.telestax.com/restcomm-docker-quick-start-guide/ on how to install Restcomm.</text:p>
      <text:p/>
      <text:h text:outline-level="3" text:style-name="ada39ae">Calling Restcomm with WebRTC</text:h>
      <text:p/>
      <text:p text:style-name="ab9ed77">First, let’s see how we can make a call to Restcomm and hear a simple announcement</text:p>
      <text:p/>
      <text:list text:style-name="l767013" xml:id="list40839109">
        <text:list-item>
          <text:p text:style-name="a909342">Open a browser to http://&lt;restcomm ip&gt;/olympus and Sign in as Alice:</text:p>
        </text:list-item>
      </text:list>
      <text:p/>
      <text:list text:style-name="l0c83dd" xml:id="list29411972">
        <text:list-item>
          <text:p text:style-name="ad6271c">Olympus will request access to Microphone and Camera and then will present the main screen</text:p>
        </text:list-item>
        <text:list-item>
          <text:p text:style-name="ad6271c">When the main screen is presented:</text:p>
          <text:list text:style-name="le2d7bc" xml:id="list41449552">
            <text:list-item>
              <text:p text:style-name="a422ef6">Click on the _Contacts_ icon</text:p>
            </text:list-item>
            <text:list-item>
              <text:p text:style-name="ab86340">Click on number _‘1235’_</text:p>
            </text:list-item>
            <text:list-item>
              <text:p text:style-name="ab5e784">Click _dial_ to make a call to Restcomm and hear the announcement associated with ‘1235’</text:p>
            </text:list-item>
          </text:list>
        </text:list-item>
      </text:list>
      <text:p/>
      <text:p text:style-name="a50531a">You could follow these steps to call any Restcomm number by either selecting a number from the list or adding a new one in contacts.</text:p>
      <text:p/>
      <table:table table:name="Table1" table:style-name="a82e0a4">
        <table:table-column table:style-name="ae5779b"/>
        <table:table-row>
          <table:table-cell table:style-name="ab633bf">
            <text:p text:style-name="a0ffe26">Call from Bob</text:p>
            <text:p text:style-name="a7825bc">Say your friend Bob has logged in to Olympus and wants to talk:</text:p>
            <text:list text:style-name="le8bdc2" xml:id="list82429662">
              <text:list-item>
                <text:p text:style-name="a4d8fff">Use a separate tab to login to Olympus as shown before but this time Sign in as **Bob**, not Alice (for this tutorial we will be using just a separate tab in the same browser, but a more fitting example would be another user from a remote machine)</text:p>
              </text:list-item>
              <text:list-item>
                <text:p text:style-name="a4d8fff">After you sign in as Bob:</text:p>
                <text:list text:style-name="l0dffd2" xml:id="list90806070">
                  <text:list-item>
                    <text:p text:style-name="a9287c4">Click on the Contacts icon</text:p>
                  </text:list-item>
                  <text:list-item>
                    <text:p text:style-name="a55f697">Pick Alice as the desired person to call</text:p>
                  </text:list-item>
                  <text:list-item>
                    <text:p text:style-name="ab70cd4">Click on the video call icon:</text:p>
                  </text:list-item>
                </text:list>
              </text:list-item>
            </text:list>
            <text:p text:style-name="a7b138d">At this time, Olymous will start to ring in Alice's window:</text:p>
            <text:list text:style-name="l293630" xml:id="list82637953">
              <text:list-item>
                <text:p text:style-name="abfd003">Pick up from Alice tab and you are ready to talk!</text:p>
              </text:list-item>
            </text:list>
          </table:table-cell>
        </table:table-row>
      </table:table>
      <text:p/>
      <table:table table:name="Table2" table:style-name="a79d9bf">
        <table:table-column table:style-name="aa4bf9e"/>
        <table:table-row>
          <table:table-cell table:style-name="aa7b63e">
            <text:p text:style-name="a15e293">Chatting with Bob</text:p>
            <text:list text:style-name="l57dee5" xml:id="list35553295">
              <text:list-item>
                <text:p text:style-name="ae91492">After you sign in as Bob:</text:p>
                <text:list text:style-name="lc5bc42" xml:id="list52258744">
                  <text:list-item>
                    <text:p text:style-name="a0719be">click on the Contacts icon</text:p>
                  </text:list-item>
                  <text:list-item>
                    <text:p text:style-name="a9838d4">Pick Alice</text:p>
                  </text:list-item>
                  <text:list-item>
                    <text:p text:style-name="a481d76">Click on the chat icon:</text:p>
                  </text:list-item>
                </text:list>
              </text:list-item>
            </text:list>
            <text:list text:style-name="lca555a" xml:id="list27493933">
              <text:list-item>
                <text:p text:style-name="a8fc2b1">Do the same in the Alice window and pick Bob to chat with</text:p>
              </text:list-item>
              <text:list-item>
                <text:p text:style-name="a8fc2b1">From now on all messages from Alice will be sent to Bob and the other way around:</text:p>
              </text:list-item>
            </text:list>
          </table:table-cell>
        </table:table-row>
      </table:table>
      <text:p/>
      <text:p text:style-name="a8937be">Give it a try and share your experience with the rest of the Restcomm community! Here are some additional resources:</text:p>
      <text:p/>
      <text:list text:style-name="l0c4f66" xml:id="list73573157">
        <text:list-item>
          <text:p text:style-name="a97a4b1">GitHub repository: https://github.com/Mobicents/olympus[https://github.com/Mobicents/olympus]</text:p>
        </text:list-item>
        <text:list-item>
          <text:p text:style-name="a97a4b1">Restcomm forum: https://groups.google.com/forum/#!forum/restcomm[https://groups.google.com/forum/#!forum/restcom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fo:margin-left="0.0394in" fo:margin-right="0.0394in"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aliha</dc:creator>
    <dc:date>2016-05-15T16:39:56</dc:date>
    <meta:editing-cycles>1</meta:editing-cycles>
    <meta:editing-duration>PT1.124S</meta:editing-duration>
    <meta:initial-creator>Maliha</meta:initial-creator>
    <meta:creation-date>2016-05-15T16:39:55</meta:creation-date>
    <dc:language>en</dc:language>
  </office:meta>
</office:document-meta>
</file>